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5in" text:min-label-width="0.25in" style:vertical-pos="middle" style:vertical-rel="line" fo:width="0.1236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extbody" style:family="paragraph">
      <style:text-properties fo:font-size="2pt" style:font-size-asian="2pt" style:font-size-complex="2pt"/>
    </style:style>
    <style:style style:name="P3" style:parent-style-name="Standard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Standard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T28" style:parent-style-name="DefaultParagraphFont" style:family="text">
      <style:text-properties fo:language="de" fo:country="AT"/>
    </style:style>
    <style:style style:name="T29" style:parent-style-name="DefaultParagraphFont" style:family="text">
      <style:text-properties fo:language="de" fo:country="AT"/>
    </style:style>
    <style:style style:name="T30" style:parent-style-name="DefaultParagraphFont" style:family="text">
      <style:text-properties fo:language="de" fo:country="AT"/>
    </style:style>
    <style:style style:name="T31" style:parent-style-name="DefaultParagraphFont" style:family="text">
      <style:text-properties fo:language="de" fo:country="AT"/>
    </style:style>
    <style:style style:name="P32" style:parent-style-name="Standard" style:family="paragraph"/>
    <style:style style:name="T33" style:parent-style-name="DefaultParagraphFont" style:family="text">
      <style:text-properties fo:language="de" fo:country="AT"/>
    </style:style>
    <style:style style:name="T34" style:parent-style-name="DefaultParagraphFont" style:family="text">
      <style:text-properties fo:language="de" fo:country="AT"/>
    </style:style>
    <style:style style:name="T35" style:parent-style-name="DefaultParagraphFont" style:family="text">
      <style:text-properties fo:language="de" fo:country="AT"/>
    </style:style>
    <style:style style:name="P36" style:parent-style-name="Standard" style:family="paragraph"/>
    <style:style style:name="T37" style:parent-style-name="DefaultParagraphFont" style:family="text">
      <style:text-properties fo:language="de" fo:country="AT"/>
    </style:style>
    <style:style style:name="T38" style:parent-style-name="DefaultParagraphFont" style:family="text">
      <style:text-properties fo:language="de" fo:country="AT"/>
    </style:style>
    <style:style style:name="T39" style:parent-style-name="DefaultParagraphFont" style:family="text">
      <style:text-properties fo:language="de" fo:country="AT"/>
    </style:style>
  </office:automatic-styles>
  <office:body>
    <office:text text:use-soft-page-breaks="true">
      <text:p text:style-name="P1">MSC 16/17 - Android App</text:p>
      <text:p text:style-name="Subtitle">“Location and Language Aware Messenger App – LLAMA”</text:p>
      <text:p text:style-name="Textbody"/>
      <text:p text:style-name="Textbody">URL:<text:s/><text:a xlink:href="https://github.com/feberhard/LLAMA" office:target-frame-name="_top" xlink:show="replace">https://github.com/feberhard/LLAMA</text:a></text:p>
      <text:p text:style-name="P2"/>
      <text:h text:style-name="Heading1" text:outline-level="1">Application<text:s/>description and targeted audience</text:h>
      <text:p text:style-name="Standard">The LLAMA helps to communicate with persons in different languages in different locations.</text:p>
      <text:p text:style-name="Standard">It is a multi-feature messenger app that allows to chat with friends in their native language, even if you don’t speak it yourself.<text:s/>It also contains a map, where you see other LLAMA users nearby and can start a conversation easily. Besides that you can display a lot of information about your chat partner’s location.</text:p>
      <text:p text:style-name="Standard">The targeted audience for LLAMA are abroad students, tourists who want to make friends with local people, festival visitors, etc.</text:p>
      <text:p text:style-name="Standard"/>
      <text:h text:style-name="Heading1" text:outline-level="1">Contexts</text:h>
      <text:list text:style-name="LFO1" text:continue-numbering="true">
        <text:list-item>
          <text:p text:style-name="P3"><text:span text:style-name="T4">Location</text:span><text:line-break/>To determine the default language and position in the map.</text:p>
        </text:list-item>
        <text:list-item>
          <text:p text:style-name="P5"><text:span text:style-name="T6">Date/Time</text:span><text:line-break/>To get the local time of your chat partners.</text:p>
        </text:list-item>
        <text:list-item>
          <text:p text:style-name="P7"><text:span text:style-name="T8">Weather</text:span><text:line-break/>To get the local weather information of your chat partners.</text:p>
        </text:list-item>
        <text:list-item>
          <text:p text:style-name="P9"><text:span text:style-name="T10">People nearby</text:span><text:line-break/>To see other users on a map.</text:p>
        </text:list-item>
        <text:list-item>
          <text:p text:style-name="P11"><text:span text:style-name="T12">Activity (= “Mood”)</text:span><text:line-break/>To see other users’ current interests (want to party, to study, to do sport, etc.)</text:p>
        </text:list-item>
      </text:list>
      <text:p text:style-name="Standard"/>
      <text:h text:style-name="Heading1" text:outline-level="1">Features</text:h>
      <text:list text:style-name="LFO6" text:continue-numbering="true">
        <text:list-item>
          <text:p text:style-name="P13">Chat with each other in different languages</text:p>
        </text:list-item>
        <text:list-item>
          <text:p text:style-name="P14">Get in touch with people nearby</text:p>
        </text:list-item>
        <text:list-item>
          <text:p text:style-name="P15">Get information<text:s/>about your chat partners</text:p>
          <text:list text:continue-numbering="true">
            <text:list-item>
              <text:p text:style-name="P16">Local date/time</text:p>
            </text:list-item>
            <text:list-item>
              <text:p text:style-name="P17">Local weather</text:p>
            </text:list-item>
            <text:list-item>
              <text:p text:style-name="P18">Current mood</text:p>
            </text:list-item>
            <text:list-item>
              <text:p text:style-name="P19">Current location</text:p>
            </text:list-item>
            <text:list-item>
              <text:p text:style-name="P20">Nationality</text:p>
            </text:list-item>
            <text:list-item>
              <text:p text:style-name="P21">Known languages</text:p>
            </text:list-item>
            <text:list-item>
              <text:p text:style-name="P22">Picture</text:p>
            </text:list-item>
          </text:list>
        </text:list-item>
        <text:list-item>
          <text:p text:style-name="P23">Group chats</text:p>
        </text:list-item>
        <text:list-item>
          <text:p text:style-name="P24">Multimedia content sharing</text:p>
        </text:list-item>
      </text:list>
      <text:p text:style-name="Standard"/>
      <text:soft-page-break/>
      <text:h text:style-name="Heading1" text:outline-level="1">Implementation</text:h>
      <text:p text:style-name="Standard"/>
      <text:h text:style-name="Heading1" text:outline-level="1">Related Work</text:h>
      <text:list text:style-name="LFO7" text:continue-numbering="true">
        <text:list-item>
          <text:p text:style-name="P25">chatLah<text:line-break/><text:a xlink:href="https://play.google.com/store/apps/details?id=com.chatlah" office:target-frame-name="_top" xlink:show="replace">https://play.google.com/store/apps/details?id=com.chatlah</text:a></text:p>
        </text:list-item>
        <text:list-item>
          <text:p text:style-name="P26">skype<text:line-break/>(Web and desktop version)</text:p>
        </text:list-item>
      </text:list>
      <text:p text:style-name="Standard"/>
      <text:h text:style-name="Heading1" text:outline-level="1">Future Work</text:h>
      <text:p text:style-name="Standard">In future you can also make multi-language calls and images with texts in it will be translated automatically.</text:p>
      <text:p text:style-name="Standard"/>
      <text:h text:style-name="Heading1" text:outline-level="1">Members</text:h>
      <text:list text:style-name="LFO8" text:continue-numbering="true">
        <text:list-item>
          <text:p text:style-name="P27"><text:span text:style-name="T28">Dorfmeister Dani</text:span><text:span text:style-name="T29">el</text:span><text:span text:style-name="T30"><text:line-break/></text:span><text:a xlink:href="mailto:daniel.dorfmeister@students.fh-hagenberg.at" office:target-frame-name="_top" xlink:show="replace"><text:span text:style-name="T31">daniel.dorfmeister@students.fh-hagenberg.at</text:span></text:a></text:p>
        </text:list-item>
        <text:list-item>
          <text:p text:style-name="P32"><text:span text:style-name="T33">Eberhard Felix</text:span><text:span text:style-name="T34"><text:line-break/></text:span><text:a xlink:href="mailto:felix.eberhard@students.fh-hagenberg.at" office:target-frame-name="_top" xlink:show="replace"><text:span text:style-name="T35">felix.eberhard@students.fh-hagenberg.at</text:span></text:a></text:p>
        </text:list-item>
        <text:list-item>
          <text:p text:style-name="P36"><text:span text:style-name="T37">Kapferer Werner</text:span><text:span text:style-name="T38"><text:line-break/></text:span><text:a xlink:href="mailto:werner.kapferer@students.fh-hagenberg.at" office:target-frame-name="_top" xlink:show="replace"><text:span text:style-name="T39">werner.kapferer@students.fh-hagenberg.at</text:span></text:a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ucida Sans Unicode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use-window-font-color="true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style:use-window-font-color="true"/>
    </style:style>
    <style:style style:name="WW_CharLFO6LVL2" style:family="text">
      <style:text-properties style:font-name="Symbol" style:use-window-font-color="true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 style:use-window-font-color="true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 style:use-window-font-color="true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2.png" xlink:type="simple" xlink:show="embed" xlink:actuate="onLoad">
        <style:list-level-properties text:space-before="0.5in" text:min-label-width="0.25in" style:vertical-pos="middle" style:vertical-rel="line" fo:width="0.1236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image text:level="1" xlink:href="media/image1.png" xlink:type="simple" xlink:show="embed" xlink:actuate="onLoad">
        <style:list-level-properties text:space-before="0.25in" text:min-label-width="0.25in" style:vertical-pos="middle" style:vertical-rel="line" fo:width="0.125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lix Eberhard</dc:creator>
    <meta:creation-date>2016-10-11T10:41:00Z</meta:creation-date>
    <dc:date>2016-10-17T15:08:00Z</dc:date>
    <meta:template xlink:href="Normal.dotm" xlink:type="simple"/>
    <meta:editing-cycles>3</meta:editing-cycles>
    <meta:editing-duration>PT840S</meta:editing-duration>
    <meta:document-statistic meta:page-count="2" meta:paragraph-count="4" meta:word-count="309" meta:character-count="2068" meta:row-count="14" meta:non-whitespace-character-count="1763"/>
  </office:meta>
</office:document-meta>
</file>